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 really dug “Crash”. It was one of those movies that from the onset captured my attention and held it throughout. I have seen a few Lionsgate films including all the “Saw” installments and “The Cabin in the Woods” but this was by far my favorite. I tried to take mental notes of the film's editing and I thought it was great. One of the things that I noticed and loved was a certain mechanism the film editors used to change scenes at times. They would throw something flat across the screen as sort of a transitional curtain. For example, I noticed that there was an awesome scene in which a character shut a door and the next instance what looked like the same door was opened by an entirely different character, thus unraveling an entirely different scene. Another time I noted this transitional mechanism was in a scene where a car flies by the camera and then the scene changes.</text:p>
      <text:p text:style-name="P1"/>
      <text:p text:style-name="P1"><text:tab/>Another thing I loved about the movie was the music. It was just plain beautiful. Not to mention, its placement was timely, precise and gripping. A few scenes come to mind, the first being the one in which the shop owner comes to shoot the locksmith, whose daughter comes running out to protect him. The second, and this may even have been the same song, was the scene where the officer was trying to save the woman he earlier molested. These scenes, in themselves, were emotionally pre-volcanic, they pushed you to the edge – the music caused eruption, it nudged you over.</text:p>
      <text:p text:style-name="P1"/>
      <text:p text:style-name="P1"><text:tab/>For the sake of honesty, there is a lot more that I like about this film. There was only one thing that I did not really buy – the plot almost seemed too linked. I have trouble believing all the character connections it was trying to make, but I guess that was a major point of the film, huh? Our actions have consequences to those around us, and “hurt people hurt people.” Another major theme in the film was that of racism, which I think was evenly distributed; a lot of different characters were racist, not just whites, which I think was interesting. The racism elements were essential to the plot – just as they are in “Gran Torino” another film I enjoy very much. </text:p>
      <text:p text:style-name="P1"/>
      <text:p text:style-name="P1"><text:tab/>Overall, I loved this movie. The use of California city lights reminded my of my youth in Santa Ana, the music was gorgeous and the twisted sense of morals added to the plot's intrigue. In the end I think that it was a beautifully redemptive plot, with outstanding editing, scene transition and music. One thing that I will take from the film is I will try harder not to judge people by only a few interactions (even if negative) with them. I think, in conclusion that this lesson was the main point, the moral of the 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2-11T23:04:33</dc:date>
    <meta:editing-duration>PT1H37M33S</meta:editing-duration>
    <meta:editing-cycles>41</meta:editing-cycles>
    <meta:generator>LibreOffice/3.5$Linux_X86_64 LibreOffice_project/350m1$Build-202</meta:generator>
    <meta:document-statistic meta:table-count="0" meta:image-count="0" meta:object-count="0" meta:page-count="1" meta:paragraph-count="4" meta:word-count="485" meta:character-count="2655" meta:non-whitespace-character-count="2169"/>
  </office:meta>
</office:document-meta>
</file>